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B000002738E355E0CC918BEAA.png" manifest:media-type="image/png"/>
  <manifest:file-entry manifest:full-path="Pictures/100000000000030B0000022E6123407E5981E01B.png" manifest:media-type="image/png"/>
  <manifest:file-entry manifest:full-path="Pictures/100000000000030D0000027D1406FC2F37C80718.png" manifest:media-type="image/png"/>
  <manifest:file-entry manifest:full-path="Pictures/100000000000031C000002A3C31EC6B8C828FC04.png" manifest:media-type="image/png"/>
  <manifest:file-entry manifest:full-path="Pictures/1000000000000316000003294EA069B2C7DCBEF1.png" manifest:media-type="image/png"/>
  <manifest:file-entry manifest:full-path="Pictures/100000000000030F00000286F030D832C9183504.png" manifest:media-type="image/png"/>
  <manifest:file-entry manifest:full-path="Pictures/10000000000002B00000035DE030C886A9A7977B.png" manifest:media-type="image/png"/>
  <manifest:file-entry manifest:full-path="Pictures/100000000000030E00000278005C39A459BF64A2.png" manifest:media-type="image/png"/>
  <manifest:file-entry manifest:full-path="Pictures/100000000000030E000002A9AE1586F4CC10B136.png" manifest:media-type="image/png"/>
  <manifest:file-entry manifest:full-path="Pictures/1000000000000311000002797C1BF493D76B950C.png" manifest:media-type="image/png"/>
  <manifest:file-entry manifest:full-path="Pictures/1000000000000312000002C10291DF373FD641E7.png" manifest:media-type="image/png"/>
  <manifest:file-entry manifest:full-path="Pictures/100000000000030D00000258A231F6DCF25B8BF1.png" manifest:media-type="image/png"/>
  <manifest:file-entry manifest:full-path="Pictures/100000000000030D000002B9CE66484AA99DC01E.png" manifest:media-type="image/png"/>
  <manifest:file-entry manifest:full-path="Pictures/100000000000030A00000227DAD61F8B4F16B2F5.png" manifest:media-type="image/png"/>
  <manifest:file-entry manifest:full-path="Pictures/1000000000000302000003410FD962F584A533A9.png" manifest:media-type="image/png"/>
  <manifest:file-entry manifest:full-path="Pictures/1000000000000303000002A526473870FA93D177.png" manifest:media-type="image/png"/>
  <manifest:file-entry manifest:full-path="Pictures/10000000000003080000022ED13FA0B27E5FCBC0.png" manifest:media-type="image/png"/>
  <manifest:file-entry manifest:full-path="Pictures/100000000000028D000003AAF60AA690F879A079.png" manifest:media-type="image/png"/>
  <manifest:file-entry manifest:full-path="Pictures/100000000000031500000308BBD563252B1B53AB.png" manifest:media-type="image/png"/>
  <manifest:file-entry manifest:full-path="Pictures/1000000000000311000002A7AE65DC0AA781C6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9027"/>
    </style:style>
    <style:style style:name="P2" style:family="paragraph" style:parent-style-name="Standard">
      <style:paragraph-properties fo:break-before="page"/>
      <style:text-properties officeooo:paragraph-rsid="0001902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char" svg:x="0cm" svg:y="0cm" svg:width="17cm" svg:height="12.176cm" draw:z-index="0"><draw:image xlink:href="Pictures/100000000000030B0000022E6123407E5981E01B.png" xlink:type="simple" xlink:show="embed" xlink:actuate="onLoad" draw:mime-type="image/png"/></draw:frame></text:p>
      <text:p text:style-name="P1"><draw:frame draw:style-name="fr2" draw:name="Imagen2" text:anchor-type="char" svg:width="17cm" svg:height="14.415cm" draw:z-index="1"><draw:image xlink:href="Pictures/100000000000031C000002A3C31EC6B8C828FC04.png" xlink:type="simple" xlink:show="embed" xlink:actuate="onLoad" draw:mime-type="image/png"/></draw:frame><text:soft-page-break/></text:p>
      <text:p text:style-name="P1"><draw:frame draw:style-name="fr1" draw:name="Imagen3" text:anchor-type="char" svg:width="17cm" svg:height="14.025cm" draw:z-index="2"><draw:image xlink:href="Pictures/100000000000030F00000286F030D832C9183504.png" xlink:type="simple" xlink:show="embed" xlink:actuate="onLoad" draw:mime-type="image/png"/></draw:frame><text:soft-page-break/></text:p>
      <text:p text:style-name="P1"><draw:frame draw:style-name="fr1" draw:name="Imagen4" text:anchor-type="char" svg:width="17cm" svg:height="21.274cm" draw:z-index="3"><draw:image xlink:href="Pictures/10000000000002B00000035DE030C886A9A7977B.png" xlink:type="simple" xlink:show="embed" xlink:actuate="onLoad" draw:mime-type="image/png"/></draw:frame><text:soft-page-break/></text:p>
      <text:p text:style-name="P1"/>
      <text:p text:style-name="P1"/>
      <text:p text:style-name="P2"><draw:frame draw:style-name="fr2" draw:name="Imagen5" text:anchor-type="char" svg:width="17cm" svg:height="13.864cm" draw:z-index="4"><draw:image xlink:href="Pictures/100000000000030D0000027D1406FC2F37C80718.png" xlink:type="simple" xlink:show="embed" xlink:actuate="onLoad" draw:mime-type="image/png"/></draw:frame></text:p>
      <text:p text:style-name="P1"><draw:frame draw:style-name="fr1" draw:name="Imagen6" text:anchor-type="char" svg:width="17cm" svg:height="13.739cm" draw:z-index="5"><draw:image xlink:href="Pictures/100000000000030E00000278005C39A459BF64A2.png" xlink:type="simple" xlink:show="embed" xlink:actuate="onLoad" draw:mime-type="image/png"/></draw:frame><text:soft-page-break/></text:p>
      <text:p text:style-name="P1"><draw:frame draw:style-name="fr1" draw:name="Imagen7" text:anchor-type="char" svg:width="17cm" svg:height="13.682cm" draw:z-index="6"><draw:image xlink:href="Pictures/100000000000030B000002738E355E0CC918BEAA.png" xlink:type="simple" xlink:show="embed" xlink:actuate="onLoad" draw:mime-type="image/png"/></draw:frame><text:soft-page-break/></text:p>
      <text:p text:style-name="P1"><draw:frame draw:style-name="fr1" draw:name="Imagen8" text:anchor-type="char" svg:width="17cm" svg:height="14.804cm" draw:z-index="7"><draw:image xlink:href="Pictures/100000000000030E000002A9AE1586F4CC10B136.png" xlink:type="simple" xlink:show="embed" xlink:actuate="onLoad" draw:mime-type="image/png"/></draw:frame><text:soft-page-break/></text:p>
      <text:p text:style-name="P1"><draw:frame draw:style-name="fr1" draw:name="Imagen9" text:anchor-type="char" svg:width="17cm" svg:height="13.707cm" draw:z-index="8"><draw:image xlink:href="Pictures/1000000000000311000002797C1BF493D76B950C.png" xlink:type="simple" xlink:show="embed" xlink:actuate="onLoad" draw:mime-type="image/png"/></draw:frame><text:soft-page-break/></text:p>
      <text:p text:style-name="P1"><draw:frame draw:style-name="fr1" draw:name="Imagen10" text:anchor-type="char" svg:width="17cm" svg:height="15.247cm" draw:z-index="9"><draw:image xlink:href="Pictures/1000000000000312000002C10291DF373FD641E7.png" xlink:type="simple" xlink:show="embed" xlink:actuate="onLoad" draw:mime-type="image/png"/></draw:frame><text:soft-page-break/></text:p>
      <text:p text:style-name="P1"><draw:frame draw:style-name="fr1" draw:name="Imagen11" text:anchor-type="char" svg:width="17cm" svg:height="13.06cm" draw:z-index="10"><draw:image xlink:href="Pictures/100000000000030D00000258A231F6DCF25B8BF1.png" xlink:type="simple" xlink:show="embed" xlink:actuate="onLoad" draw:mime-type="image/png"/></draw:frame><text:soft-page-break/></text:p>
      <text:p text:style-name="P1"><draw:frame draw:style-name="fr1" draw:name="Imagen12" text:anchor-type="char" svg:width="17cm" svg:height="15.171cm" draw:z-index="11"><draw:image xlink:href="Pictures/100000000000030D000002B9CE66484AA99DC01E.png" xlink:type="simple" xlink:show="embed" xlink:actuate="onLoad" draw:mime-type="image/png"/></draw:frame><text:soft-page-break/></text:p>
      <text:p text:style-name="P1"><draw:frame draw:style-name="fr1" draw:name="Imagen13" text:anchor-type="char" svg:width="17cm" svg:height="17.408cm" draw:z-index="12"><draw:image xlink:href="Pictures/1000000000000316000003294EA069B2C7DCBEF1.png" xlink:type="simple" xlink:show="embed" xlink:actuate="onLoad" draw:mime-type="image/png"/></draw:frame><text:soft-page-break/></text:p>
      <text:p text:style-name="P1"><draw:frame draw:style-name="fr1" draw:name="Imagen14" text:anchor-type="char" svg:width="17cm" svg:height="12.039cm" draw:z-index="13"><draw:image xlink:href="Pictures/100000000000030A00000227DAD61F8B4F16B2F5.png" xlink:type="simple" xlink:show="embed" xlink:actuate="onLoad" draw:mime-type="image/png"/></draw:frame><text:soft-page-break/></text:p>
      <text:p text:style-name="P1"><draw:frame draw:style-name="fr1" draw:name="Imagen15" text:anchor-type="char" svg:width="17cm" svg:height="18.39cm" draw:z-index="14"><draw:image xlink:href="Pictures/1000000000000302000003410FD962F584A533A9.png" xlink:type="simple" xlink:show="embed" xlink:actuate="onLoad" draw:mime-type="image/png"/></draw:frame><text:soft-page-break/></text:p>
      <text:p text:style-name="P1"/>
      <text:p text:style-name="P1"/>
      <text:p text:style-name="P2"><draw:frame draw:style-name="fr2" draw:name="Imagen16" text:anchor-type="char" svg:width="17cm" svg:height="14.926cm" draw:z-index="15"><draw:image xlink:href="Pictures/1000000000000303000002A526473870FA93D177.png" xlink:type="simple" xlink:show="embed" xlink:actuate="onLoad" draw:mime-type="image/png"/></draw:frame></text:p>
      <text:p text:style-name="P1"><draw:frame draw:style-name="fr2" draw:name="Imagen17" text:anchor-type="char" svg:width="17cm" svg:height="12.224cm" draw:z-index="16"><draw:image xlink:href="Pictures/10000000000003080000022ED13FA0B27E5FCBC0.png" xlink:type="simple" xlink:show="embed" xlink:actuate="onLoad" draw:mime-type="image/png"/></draw:frame><text:soft-page-break/></text:p>
      <text:p text:style-name="P1"><draw:frame draw:style-name="fr1" draw:name="Imagen18" text:anchor-type="char" svg:width="17cm" svg:height="24.419cm" draw:z-index="17"><draw:image xlink:href="Pictures/100000000000028D000003AAF60AA690F879A079.png" xlink:type="simple" xlink:show="embed" xlink:actuate="onLoad" draw:mime-type="image/png"/></draw:frame><text:soft-page-break/></text:p>
      <text:p text:style-name="P1"/>
      <text:p text:style-name="P2"><draw:frame draw:style-name="fr2" draw:name="Imagen19" text:anchor-type="char" svg:width="17cm" svg:height="16.72cm" draw:z-index="18"><draw:image xlink:href="Pictures/100000000000031500000308BBD563252B1B53AB.png" xlink:type="simple" xlink:show="embed" xlink:actuate="onLoad" draw:mime-type="image/png"/></draw:frame></text:p>
      <text:p text:style-name="P1"><draw:frame draw:style-name="fr1" draw:name="Imagen20" text:anchor-type="char" svg:width="17cm" svg:height="14.704cm" draw:z-index="19"><draw:image xlink:href="Pictures/1000000000000311000002A7AE65DC0AA781C695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1:05:03.781000000</meta:creation-date>
    <dc:date>2021-10-25T11:30:12.958000000</dc:date>
    <meta:editing-duration>PT4M48S</meta:editing-duration>
    <meta:editing-cycles>1</meta:editing-cycles>
    <meta:document-statistic meta:table-count="0" meta:image-count="20" meta:object-count="0" meta:page-count="20" meta:paragraph-count="0" meta:word-count="0" meta:character-count="0" meta:non-whitespace-character-count="0"/>
    <meta:generator>LibreOffice/7.1.5.2$Windows_X86_64 LibreOffice_project/85f04e9f809797b8199d13c421bd8a2b025d52b5</meta:generator>
  </office:meta>
</office:document-meta>
</file>